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98.7pt"/>
    </style:style>
    <style:style style:name="co5" style:family="table-column">
      <style:table-column-properties fo:break-before="auto" style:column-width="8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pt" svg:height="255.26pt" svg:x="617.05pt" svg:y="430.64pt">
            <draw:object draw:notify-on-update-of-ranges="Sheet1.A2:Sheet1.A2 Sheet1.A3:Sheet1.A14 Sheet1.B2:Sheet1.B2 Sheet1.B3:Sheet1.B14 Sheet1.C2:Sheet1.C2 Sheet1.C3:Sheet1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onsterhp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xpReq</text:p>
          </table:table-cell>
          <table:table-cell office:value-type="string" calcext:value-type="string">
            <text:p>xpPerMonster</text:p>
          </table:table-cell>
          <table:table-cell office:value-type="string" calcext:value-type="string">
            <text:p>kills/level</text:p>
          </table:table-cell>
          <table:table-cell office:value-type="string" calcext:value-type="string">
            <text:p>rating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4]+[.A3]+POWER([.A3];[.$K$4])" office:value-type="float" office:value="22" calcext:value-type="float">
            <text:p>22</text:p>
          </table:table-cell>
          <table:table-cell table:formula="of:=5+POWER([.A3];[.$K$7])" office:value-type="float" office:value="6" calcext:value-type="float">
            <text:p>6</text:p>
          </table:table-cell>
          <table:table-cell table:formula="of:=[.$J$13]+POWER([.A3]; [.$K$13])" office:value-type="float" office:value="21" calcext:value-type="float">
            <text:p>21</text:p>
          </table:table-cell>
          <table:table-cell table:formula="of:=[.$J$10]+POWER([.A3];[.$K$10])" office:value-type="float" office:value="11" calcext:value-type="float">
            <text:p>11</text:p>
          </table:table-cell>
          <table:table-cell table:formula="of:=[.D3]/[.E3]" office:value-type="float" office:value="1.90909090909091" calcext:value-type="float">
            <text:p>1.9090909091</text:p>
          </table:table-cell>
          <table:table-cell table:formula="of:=[.$J$16] + POWER([.A3]; [.$K$16])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basehp</text:p>
          </table:table-cell>
          <table:table-cell office:value-type="string" calcext:value-type="string">
            <text:p>hpp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4]+[.A4]+POWER([.A4];[.$K$4])" office:value-type="float" office:value="59.4932415365304" calcext:value-type="float">
            <text:p>59.4932415365</text:p>
          </table:table-cell>
          <table:table-cell table:formula="of:=5+POWER([.A4];[.$K$7])" office:value-type="float" office:value="34.3654735772005" calcext:value-type="float">
            <text:p>34.3654735772</text:p>
          </table:table-cell>
          <table:table-cell table:formula="of:=[.$J$13]+POWER([.A4]; [.$K$13])" office:value-type="float" office:value="75.9016994374947" calcext:value-type="float">
            <text:p>75.9016994375</text:p>
          </table:table-cell>
          <table:table-cell table:formula="of:=[.$J$10]+POWER([.A4];[.$K$10])" office:value-type="float" office:value="35" calcext:value-type="float">
            <text:p>35</text:p>
          </table:table-cell>
          <table:table-cell table:formula="of:=[.D4]/[.E4]" office:value-type="float" office:value="2.16861998392842" calcext:value-type="float">
            <text:p>2.1686199839</text:p>
          </table:table-cell>
          <table:table-cell table:formula="of:=[.$J$16] + POWER([.A4]; [.$K$16])" office:value-type="float" office:value="111.180339887499" calcext:value-type="float">
            <text:p>111.18033988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4]+[.A5]+POWER([.A5];[.$K$4])" office:value-type="float" office:value="188.489319246111" calcext:value-type="float">
            <text:p>188.4893192461</text:p>
          </table:table-cell>
          <table:table-cell table:formula="of:=5+POWER([.A5];[.$K$7])" office:value-type="float" office:value="130.892541179417" calcext:value-type="float">
            <text:p>130.8925411794</text:p>
          </table:table-cell>
          <table:table-cell table:formula="of:=[.$J$13]+POWER([.A5]; [.$K$13])" office:value-type="float" office:value="336.227766016838" calcext:value-type="float">
            <text:p>336.2277660168</text:p>
          </table:table-cell>
          <table:table-cell table:formula="of:=[.$J$10]+POWER([.A5];[.$K$10])" office:value-type="float" office:value="110" calcext:value-type="float">
            <text:p>110</text:p>
          </table:table-cell>
          <table:table-cell table:formula="of:=[.D5]/[.E5]" office:value-type="float" office:value="3.05661605469853" calcext:value-type="float">
            <text:p>3.0566160547</text:p>
          </table:table-cell>
          <table:table-cell table:formula="of:=[.$J$16] + POWER([.A5]; [.$K$16])" office:value-type="float" office:value="131.622776601684" calcext:value-type="float">
            <text:p>131.62277660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4]+[.A6]+POWER([.A6];[.$K$4])" office:value-type="float" office:value="768.225681210433" calcext:value-type="float">
            <text:p>768.2256812104</text:p>
          </table:table-cell>
          <table:table-cell table:formula="of:=5+POWER([.A6];[.$K$7])" office:value-type="float" office:value="544.713139069425" calcext:value-type="float">
            <text:p>544.7131390694</text:p>
          </table:table-cell>
          <table:table-cell table:formula="of:=[.$J$13]+POWER([.A6]; [.$K$13])" office:value-type="float" office:value="1808.85438199983" calcext:value-type="float">
            <text:p>1808.8543819998</text:p>
          </table:table-cell>
          <table:table-cell table:formula="of:=[.$J$10]+POWER([.A6];[.$K$10])" office:value-type="float" office:value="410" calcext:value-type="float">
            <text:p>410</text:p>
          </table:table-cell>
          <table:table-cell table:formula="of:=[.D6]/[.E6]" office:value-type="float" office:value="4.41183995609715" calcext:value-type="float">
            <text:p>4.4118399561</text:p>
          </table:table-cell>
          <table:table-cell table:formula="of:=[.$J$16] + POWER([.A6]; [.$K$16])" office:value-type="float" office:value="189.442719099992" calcext:value-type="float">
            <text:p>189.4427191</text:p>
          </table:table-cell>
          <table:table-cell table:number-columns-repeated="3"/>
          <table:table-cell office:value-type="string" calcext:value-type="string">
            <text:p>dmgpo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4]+[.A7]+POWER([.A7];[.$K$4])" office:value-type="float" office:value="5536.81036971639" calcext:value-type="float">
            <text:p>5536.8103697164</text:p>
          </table:table-cell>
          <table:table-cell table:formula="of:=5+POWER([.A7];[.$K$7])" office:value-type="float" office:value="3701.89409157079" calcext:value-type="float">
            <text:p>3701.8940915708</text:p>
          </table:table-cell>
          <table:table-cell table:formula="of:=[.$J$13]+POWER([.A7]; [.$K$13])" office:value-type="float" office:value="17697.6695296637" calcext:value-type="float">
            <text:p>17697.6695296637</text:p>
          </table:table-cell>
          <table:table-cell table:formula="of:=[.$J$10]+POWER([.A7];[.$K$10])" office:value-type="float" office:value="2510" calcext:value-type="float">
            <text:p>2510</text:p>
          </table:table-cell>
          <table:table-cell table:formula="of:=[.D7]/[.E7]" office:value-type="float" office:value="7.05086435444769" calcext:value-type="float">
            <text:p>7.0508643544</text:p>
          </table:table-cell>
          <table:table-cell table:formula="of:=[.$J$16] + POWER([.A7]; [.$K$16])" office:value-type="float" office:value="453.553390593274" calcext:value-type="float">
            <text:p>453.5533905933</text:p>
          </table:table-cell>
          <table:table-cell table:number-columns-repeated="3"/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J$4]+[.A8]+POWER([.A8];[.$K$4])" office:value-type="float" office:value="25238.8643150958" calcext:value-type="float">
            <text:p>25238.8643150958</text:p>
          </table:table-cell>
          <table:table-cell table:formula="of:=5+POWER([.A8];[.$K$7])" office:value-type="float" office:value="15853.9319246111" calcext:value-type="float">
            <text:p>15853.9319246111</text:p>
          </table:table-cell>
          <table:table-cell table:formula="of:=[.$J$13]+POWER([.A8]; [.$K$13])" office:value-type="float" office:value="100020" calcext:value-type="float">
            <text:p>100020</text:p>
          </table:table-cell>
          <table:table-cell table:formula="of:=[.$J$10]+POWER([.A8];[.$K$10])" office:value-type="float" office:value="10010" calcext:value-type="float">
            <text:p>10010</text:p>
          </table:table-cell>
          <table:table-cell table:formula="of:=[.D8]/[.E8]" office:value-type="float" office:value="9.99200799200799" calcext:value-type="float">
            <text:p>9.992007992</text:p>
          </table:table-cell>
          <table:table-cell table:formula="of:=[.$J$16] + POWER([.A8]; [.$K$16])"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J$4]+[.A9]+POWER([.A9];[.$K$4])" office:value-type="float" office:value="115635.992472577" calcext:value-type="float">
            <text:p>115635.992472577</text:p>
          </table:table-cell>
          <table:table-cell table:formula="of:=5+POWER([.A9];[.$K$7])" office:value-type="float" office:value="67950.8585853699" calcext:value-type="float">
            <text:p>67950.8585853699</text:p>
          </table:table-cell>
          <table:table-cell table:formula="of:=[.$J$13]+POWER([.A9]; [.$K$13])" office:value-type="float" office:value="565705.424949238" calcext:value-type="float">
            <text:p>565705.424949238</text:p>
          </table:table-cell>
          <table:table-cell table:formula="of:=[.$J$10]+POWER([.A9];[.$K$10])" office:value-type="float" office:value="40010" calcext:value-type="float">
            <text:p>40010</text:p>
          </table:table-cell>
          <table:table-cell table:formula="of:=[.D9]/[.E9]" office:value-type="float" office:value="14.1391008485188" calcext:value-type="float">
            <text:p>14.1391008485</text:p>
          </table:table-cell>
          <table:table-cell table:formula="of:=[.$J$16] + POWER([.A9]; [.$K$16])" office:value-type="float" office:value="2928.42712474619" calcext:value-type="float">
            <text:p>2928.4271247462</text:p>
          </table:table-cell>
          <table:table-cell table:number-columns-repeated="2"/>
          <table:table-cell office:value-type="string" calcext:value-type="string">
            <text:p>baseXp</text:p>
          </table:table-cell>
          <table:table-cell office:value-type="string" calcext:value-type="string">
            <text:p>xpPow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J$4]+[.A10]+POWER([.A10];[.$K$4])" office:value-type="float" office:value="281942.118007871" calcext:value-type="float">
            <text:p>281942.118007871</text:p>
          </table:table-cell>
          <table:table-cell table:formula="of:=5+POWER([.A10];[.$K$7])" office:value-type="float" office:value="159209.241842698" calcext:value-type="float">
            <text:p>159209.241842698</text:p>
          </table:table-cell>
          <table:table-cell table:formula="of:=[.$J$13]+POWER([.A10]; [.$K$13])" office:value-type="float" office:value="1558865.72681199" calcext:value-type="float">
            <text:p>1558865.72681199</text:p>
          </table:table-cell>
          <table:table-cell table:formula="of:=[.$J$10]+POWER([.A10];[.$K$10])" office:value-type="float" office:value="90010" calcext:value-type="float">
            <text:p>90010</text:p>
          </table:table-cell>
          <table:table-cell table:formula="of:=[.D10]/[.E10]" office:value-type="float" office:value="17.3188059861348" calcext:value-type="float">
            <text:p>17.3188059861</text:p>
          </table:table-cell>
          <table:table-cell table:formula="of:=[.$J$16] + POWER([.A10]; [.$K$16])" office:value-type="float" office:value="5296.15242270663" calcext:value-type="float">
            <text:p>5296.152422706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J$4]+[.A11]+POWER([.A11];[.$K$4])" office:value-type="float" office:value="866951.053943934" calcext:value-type="float">
            <text:p>866951.053943934</text:p>
          </table:table-cell>
          <table:table-cell table:formula="of:=5+POWER([.A11];[.$K$7])" office:value-type="float" office:value="465416.391659018" calcext:value-type="float">
            <text:p>465416.391659018</text:p>
          </table:table-cell>
          <table:table-cell table:formula="of:=[.$J$13]+POWER([.A11]; [.$K$13])" office:value-type="float" office:value="5590189.94374947" calcext:value-type="float">
            <text:p>5590189.94374947</text:p>
          </table:table-cell>
          <table:table-cell table:formula="of:=[.$J$10]+POWER([.A11];[.$K$10])" office:value-type="float" office:value="250010" calcext:value-type="float">
            <text:p>250010</text:p>
          </table:table-cell>
          <table:table-cell table:formula="of:=[.D11]/[.E11]" office:value-type="float" office:value="22.3598653803827" calcext:value-type="float">
            <text:p>22.3598653804</text:p>
          </table:table-cell>
          <table:table-cell table:formula="of:=[.$J$16] + POWER([.A11]; [.$K$16])" office:value-type="float" office:value="11280.339887499" calcext:value-type="float">
            <text:p>11280.3398874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J$4]+[.A12]+POWER([.A12];[.$K$4])" office:value-type="float" office:value="3982091.70553498" calcext:value-type="float">
            <text:p>3982091.70553498</text:p>
          </table:table-cell>
          <table:table-cell table:formula="of:=5+POWER([.A12];[.$K$7])" office:value-type="float" office:value="1995267.31496888" calcext:value-type="float">
            <text:p>1995267.31496888</text:p>
          </table:table-cell>
          <table:table-cell table:formula="of:=[.$J$13]+POWER([.A12]; [.$K$13])" office:value-type="float" office:value="31622796.6016838" calcext:value-type="float">
            <text:p>31622796.6016838</text:p>
          </table:table-cell>
          <table:table-cell table:formula="of:=[.$J$10]+POWER([.A12];[.$K$10])" office:value-type="float" office:value="1000010" calcext:value-type="float">
            <text:p>1000010</text:p>
          </table:table-cell>
          <table:table-cell table:formula="of:=[.D12]/[.E12]" office:value-type="float" office:value="31.62248037688" calcext:value-type="float">
            <text:p>31.6224803769</text:p>
          </table:table-cell>
          <table:table-cell table:formula="of:=[.$J$16] + POWER([.A12]; [.$K$16])" office:value-type="float" office:value="31722.7766016838" calcext:value-type="float">
            <text:p>31722.7766016838</text:p>
          </table:table-cell>
          <table:table-cell table:number-columns-repeated="2"/>
          <table:table-cell office:value-type="string" calcext:value-type="string">
            <text:p>baseReqXp</text:p>
          </table:table-cell>
          <table:table-cell office:value-type="string" calcext:value-type="string">
            <text:p>xpReqPow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J$4]+[.A13]+POWER([.A13];[.$K$4])" office:value-type="float" office:value="18294222.0770931" calcext:value-type="float">
            <text:p>18294222.0770931</text:p>
          </table:table-cell>
          <table:table-cell table:formula="of:=5+POWER([.A13];[.$K$7])" office:value-type="float" office:value="8553881.79992951" calcext:value-type="float">
            <text:p>8553881.79992951</text:p>
          </table:table-cell>
          <table:table-cell table:formula="of:=[.$J$13]+POWER([.A13]; [.$K$13])" office:value-type="float" office:value="178885458.199983" calcext:value-type="float">
            <text:p>178885458.199983</text:p>
          </table:table-cell>
          <table:table-cell table:formula="of:=[.$J$10]+POWER([.A13];[.$K$10])" office:value-type="float" office:value="4000010" calcext:value-type="float">
            <text:p>4000010</text:p>
          </table:table-cell>
          <table:table-cell table:formula="of:=[.D13]/[.E13]" office:value-type="float" office:value="44.7212527468639" calcext:value-type="float">
            <text:p>44.7212527469</text:p>
          </table:table-cell>
          <table:table-cell table:formula="of:=[.$J$16] + POWER([.A13]; [.$K$16])" office:value-type="float" office:value="89542.7190999916" calcext:value-type="float">
            <text:p>89542.71909999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$J$4]+[.A14]+POWER([.A14];[.$K$4])" office:value-type="float" office:value="44637117.7677155" calcext:value-type="float">
            <text:p>44637117.7677155</text:p>
          </table:table-cell>
          <table:table-cell table:formula="of:=5+POWER([.A14];[.$K$7])" office:value-type="float" office:value="20042631.5721197" calcext:value-type="float">
            <text:p>20042631.5721197</text:p>
          </table:table-cell>
          <table:table-cell table:formula="of:=[.$J$13]+POWER([.A14]; [.$K$13])" office:value-type="float" office:value="492950321.75465" calcext:value-type="float">
            <text:p>492950321.75465</text:p>
          </table:table-cell>
          <table:table-cell table:formula="of:=[.$J$10]+POWER([.A14];[.$K$10])" office:value-type="float" office:value="9000010" calcext:value-type="float">
            <text:p>9000010</text:p>
          </table:table-cell>
          <table:table-cell table:formula="of:=[.D14]/[.E14]" office:value-type="float" office:value="54.772197114742" calcext:value-type="float">
            <text:p>54.7721971147</text:p>
          </table:table-cell>
          <table:table-cell table:formula="of:=[.$J$16] + POWER([.A14]; [.$K$16])" office:value-type="float" office:value="164416.76725155" calcext:value-type="float">
            <text:p>164416.767251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baseRating</text:p>
          </table:table-cell>
          <table:table-cell office:value-type="string" calcext:value-type="string">
            <text:p>ratingPow</text:p>
          </table:table-cell>
        </table:table-row>
        <table:table-row table:style-name="ro1">
          <table:table-cell/>
          <table:table-cell office:value-type="string" calcext:value-type="string">
            <text:p>WpnMin</text:p>
          </table:table-cell>
          <table:table-cell office:value-type="string" calcext:value-type="string">
            <text:p>WpnMax</text:p>
          </table:table-cell>
          <table:table-cell office:value-type="string" calcext:value-type="string">
            <text:p>WpnAvg</text:p>
          </table:table-cell>
          <table:table-cell office:value-type="string" calcext:value-type="string">
            <text:p>WpnHitsPerMonster</text:p>
          </table:table-cell>
          <table:table-cell office:value-type="string" calcext:value-type="string">
            <text:p>StrLn</text:p>
          </table:table-cell>
          <table:table-cell office:value-type="string" calcext:value-type="string">
            <text:p>FinalDmg</text:p>
          </table:table-cell>
          <table:table-cell office:value-type="string" calcext:value-type="string">
            <text:p>Dmg/Monster Rati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+[.B3]*[.$J$19]" office:value-type="float" office:value="2.1" calcext:value-type="float">
            <text:p>2.1</text:p>
          </table:table-cell>
          <table:table-cell table:formula="of:=1+[.B3]*[.$J$22]" office:value-type="float" office:value="3.2" calcext:value-type="float">
            <text:p>3.2</text:p>
          </table:table-cell>
          <table:table-cell table:formula="of:=[.B17] + (([.C17]-[.B17]) / 2)" office:value-type="float" office:value="2.65" calcext:value-type="float">
            <text:p>2.65</text:p>
          </table:table-cell>
          <table:table-cell table:formula="of:=[.B3]/[.D17]" office:value-type="float" office:value="8.30188679245283" calcext:value-type="float">
            <text:p>8.3018867925</text:p>
          </table:table-cell>
          <table:table-cell table:formula="of:=1+LN([.B31])" office:value-type="float" office:value="1" calcext:value-type="float">
            <text:p>1</text:p>
          </table:table-cell>
          <table:table-cell table:formula="of:=[.F17]*[.D17]" office:value-type="float" office:value="2.65" calcext:value-type="float">
            <text:p>2.65</text:p>
          </table:table-cell>
          <table:table-cell table:formula="of:=[.G17] / [.B3]" office:value-type="float" office:value="0.120454545454545" calcext:value-type="float">
            <text:p>0.12045454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+[.B4]*[.$J$19]" office:value-type="float" office:value="3.97466207682652" calcext:value-type="float">
            <text:p>3.9746620768</text:p>
          </table:table-cell>
          <table:table-cell table:formula="of:=1+[.B4]*[.$J$22]" office:value-type="float" office:value="6.94932415365304" calcext:value-type="float">
            <text:p>6.9493241537</text:p>
          </table:table-cell>
          <table:table-cell table:formula="of:=[.B18] + (([.C18]-[.B18]) / 2)" office:value-type="float" office:value="5.46199311523978" calcext:value-type="float">
            <text:p>5.4619931152</text:p>
          </table:table-cell>
          <table:table-cell table:formula="of:=[.B4]/[.D18]" office:value-type="float" office:value="10.8922219932016" calcext:value-type="float">
            <text:p>10.8922219932</text:p>
          </table:table-cell>
          <table:table-cell table:formula="of:=1+LN([.B32])" office:value-type="float" office:value="2.85085359929922" calcext:value-type="float">
            <text:p>2.8508535993</text:p>
          </table:table-cell>
          <table:table-cell table:formula="of:=[.F18]*[.D18]" office:value-type="float" office:value="15.5713427319289" calcext:value-type="float">
            <text:p>15.5713427319</text:p>
          </table:table-cell>
          <table:table-cell table:formula="of:=[.G18] / [.B4]" office:value-type="float" office:value="0.261732968817435" calcext:value-type="float">
            <text:p>0.2617329688</text:p>
          </table:table-cell>
          <table:table-cell/>
          <table:table-cell office:value-type="string" calcext:value-type="string">
            <text:p>wpnMin</text:p>
          </table:table-cell>
          <table:table-cell office:value-type="string" calcext:value-type="string">
            <text:p>statPo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+[.B5]*[.$J$19]" office:value-type="float" office:value="10.4244659623056" calcext:value-type="float">
            <text:p>10.4244659623</text:p>
          </table:table-cell>
          <table:table-cell table:formula="of:=1+[.B5]*[.$J$22]" office:value-type="float" office:value="19.8489319246111" calcext:value-type="float">
            <text:p>19.8489319246</text:p>
          </table:table-cell>
          <table:table-cell table:formula="of:=[.B19] + (([.C19]-[.B19]) / 2)" office:value-type="float" office:value="15.1366989434584" calcext:value-type="float">
            <text:p>15.1366989435</text:p>
          </table:table-cell>
          <table:table-cell table:formula="of:=[.B5]/[.D19]" office:value-type="float" office:value="12.452471965664" calcext:value-type="float">
            <text:p>12.4524719657</text:p>
          </table:table-cell>
          <table:table-cell table:formula="of:=1+LN([.B33])" office:value-type="float" office:value="3.64797285694315" calcext:value-type="float">
            <text:p>3.6479728569</text:p>
          </table:table-cell>
          <table:table-cell table:formula="of:=[.F19]*[.D19]" office:value-type="float" office:value="55.2182668894562" calcext:value-type="float">
            <text:p>55.2182668895</text:p>
          </table:table-cell>
          <table:table-cell table:formula="of:=[.G19] / [.B5]" office:value-type="float" office:value="0.292951702039718" calcext:value-type="float">
            <text:p>0.29295170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+[.B6]*[.$J$19]" office:value-type="float" office:value="39.4112840605216" calcext:value-type="float">
            <text:p>39.4112840605</text:p>
          </table:table-cell>
          <table:table-cell table:formula="of:=1+[.B6]*[.$J$22]" office:value-type="float" office:value="77.8225681210433" calcext:value-type="float">
            <text:p>77.822568121</text:p>
          </table:table-cell>
          <table:table-cell table:formula="of:=[.B20] + (([.C20]-[.B20]) / 2)" office:value-type="float" office:value="58.6169260907824" calcext:value-type="float">
            <text:p>58.6169260908</text:p>
          </table:table-cell>
          <table:table-cell table:formula="of:=[.B6]/[.D20]" office:value-type="float" office:value="13.1058677492001" calcext:value-type="float">
            <text:p>13.1058677492</text:p>
          </table:table-cell>
          <table:table-cell table:formula="of:=1+LN([.B34])" office:value-type="float" office:value="4.44509211458709" calcext:value-type="float">
            <text:p>4.4450921146</text:p>
          </table:table-cell>
          <table:table-cell table:formula="of:=[.F20]*[.D20]" office:value-type="float" office:value="260.557635947471" calcext:value-type="float">
            <text:p>260.5576359475</text:p>
          </table:table-cell>
          <table:table-cell table:formula="of:=[.G20] / [.B6]" office:value-type="float" office:value="0.339168088649329" calcext:value-type="float">
            <text:p>0.339168088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+[.B7]*[.$J$19]" office:value-type="float" office:value="277.84051848582" calcext:value-type="float">
            <text:p>277.8405184858</text:p>
          </table:table-cell>
          <table:table-cell table:formula="of:=1+[.B7]*[.$J$22]" office:value-type="float" office:value="554.681036971639" calcext:value-type="float">
            <text:p>554.6810369716</text:p>
          </table:table-cell>
          <table:table-cell table:formula="of:=[.B21] + (([.C21]-[.B21]) / 2)" office:value-type="float" office:value="416.26077772873" calcext:value-type="float">
            <text:p>416.2607777287</text:p>
          </table:table-cell>
          <table:table-cell table:formula="of:=[.B7]/[.D21]" office:value-type="float" office:value="13.3013021306673" calcext:value-type="float">
            <text:p>13.3013021307</text:p>
          </table:table-cell>
          <table:table-cell table:formula="of:=1+LN([.B35])" office:value-type="float" office:value="5.49882645624237" calcext:value-type="float">
            <text:p>5.4988264562</text:p>
          </table:table-cell>
          <table:table-cell table:formula="of:=[.F21]*[.D21]" office:value-type="float" office:value="2288.94577727076" calcext:value-type="float">
            <text:p>2288.9457772708</text:p>
          </table:table-cell>
          <table:table-cell table:formula="of:=[.G21] / [.B7]" office:value-type="float" office:value="0.413405123966347" calcext:value-type="float">
            <text:p>0.413405124</text:p>
          </table:table-cell>
          <table:table-cell/>
          <table:table-cell office:value-type="string" calcext:value-type="string">
            <text:p>wpnMax</text:p>
          </table:table-cell>
          <table:table-cell office:value-type="string" calcext:value-type="string">
            <text:p>statLvlPer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+[.B8]*[.$J$19]" office:value-type="float" office:value="1262.94321575479" calcext:value-type="float">
            <text:p>1262.9432157548</text:p>
          </table:table-cell>
          <table:table-cell table:formula="of:=1+[.B8]*[.$J$22]" office:value-type="float" office:value="2524.88643150958" calcext:value-type="float">
            <text:p>2524.8864315096</text:p>
          </table:table-cell>
          <table:table-cell table:formula="of:=[.B22] + (([.C22]-[.B22]) / 2)" office:value-type="float" office:value="1893.91482363219" calcext:value-type="float">
            <text:p>1893.9148236322</text:p>
          </table:table-cell>
          <table:table-cell table:formula="of:=[.B8]/[.D22]" office:value-type="float" office:value="13.3262932420014" calcext:value-type="float">
            <text:p>13.326293242</text:p>
          </table:table-cell>
          <table:table-cell table:formula="of:=1+LN([.B36])" office:value-type="float" office:value="6.2959457138863" calcext:value-type="float">
            <text:p>6.2959457139</text:p>
          </table:table-cell>
          <table:table-cell table:formula="of:=[.F22]*[.D22]" office:value-type="float" office:value="11923.9849163128" calcext:value-type="float">
            <text:p>11923.9849163128</text:p>
          </table:table-cell>
          <table:table-cell table:formula="of:=[.G22] / [.B8]" office:value-type="float" office:value="0.472445382939868" calcext:value-type="float">
            <text:p>0.4724453829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+[.B9]*[.$J$19]" office:value-type="float" office:value="5782.79962362886" calcext:value-type="float">
            <text:p>5782.7996236289</text:p>
          </table:table-cell>
          <table:table-cell table:formula="of:=1+[.B9]*[.$J$22]" office:value-type="float" office:value="11564.5992472577" calcext:value-type="float">
            <text:p>11564.5992472577</text:p>
          </table:table-cell>
          <table:table-cell table:formula="of:=[.B23] + (([.C23]-[.B23]) / 2)" office:value-type="float" office:value="8673.69943544329" calcext:value-type="float">
            <text:p>8673.6994354433</text:p>
          </table:table-cell>
          <table:table-cell table:formula="of:=[.B9]/[.D23]" office:value-type="float" office:value="13.3317961192031" calcext:value-type="float">
            <text:p>13.3317961192</text:p>
          </table:table-cell>
          <table:table-cell table:formula="of:=1+LN([.B37])" office:value-type="float" office:value="7.09306497153024" calcext:value-type="float">
            <text:p>7.0930649715</text:p>
          </table:table-cell>
          <table:table-cell table:formula="of:=[.F23]*[.D23]" office:value-type="float" office:value="61523.1136391244" calcext:value-type="float">
            <text:p>61523.1136391244</text:p>
          </table:table-cell>
          <table:table-cell table:formula="of:=[.G23] / [.B9]" office:value-type="float" office:value="0.532041212459992" calcext:value-type="float">
            <text:p>0.532041212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+[.B10]*[.$J$19]" office:value-type="float" office:value="14098.1059003936" calcext:value-type="float">
            <text:p>14098.1059003936</text:p>
          </table:table-cell>
          <table:table-cell table:formula="of:=1+[.B10]*[.$J$22]" office:value-type="float" office:value="28195.2118007871" calcext:value-type="float">
            <text:p>28195.2118007871</text:p>
          </table:table-cell>
          <table:table-cell table:formula="of:=[.B24] + (([.C24]-[.B24]) / 2)" office:value-type="float" office:value="21146.6588505903" calcext:value-type="float">
            <text:p>21146.6588505903</text:p>
          </table:table-cell>
          <table:table-cell table:formula="of:=[.B10]/[.D24]" office:value-type="float" office:value="13.3327028160763" calcext:value-type="float">
            <text:p>13.3327028161</text:p>
          </table:table-cell>
          <table:table-cell table:formula="of:=1+LN([.B38])" office:value-type="float" office:value="7.55934984585463" calcext:value-type="float">
            <text:p>7.5593498459</text:p>
          </table:table-cell>
          <table:table-cell table:formula="of:=[.F24]*[.D24]" office:value-type="float" office:value="159854.992322551" calcext:value-type="float">
            <text:p>159854.992322551</text:p>
          </table:table-cell>
          <table:table-cell table:formula="of:=[.G24] / [.B10]" office:value-type="float" office:value="0.56697805014747" calcext:value-type="float">
            <text:p>0.566978050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1+[.B11]*[.$J$19]" office:value-type="float" office:value="43348.5526971967" calcext:value-type="float">
            <text:p>43348.5526971967</text:p>
          </table:table-cell>
          <table:table-cell table:formula="of:=1+[.B11]*[.$J$22]" office:value-type="float" office:value="86696.1053943934" calcext:value-type="float">
            <text:p>86696.1053943934</text:p>
          </table:table-cell>
          <table:table-cell table:formula="of:=[.B25] + (([.C25]-[.B25]) / 2)" office:value-type="float" office:value="65022.3290457951" calcext:value-type="float">
            <text:p>65022.3290457951</text:p>
          </table:table-cell>
          <table:table-cell table:formula="of:=[.B11]/[.D25]" office:value-type="float" office:value="13.3331282755704" calcext:value-type="float">
            <text:p>13.3331282756</text:p>
          </table:table-cell>
          <table:table-cell table:formula="of:=1+LN([.B39])" office:value-type="float" office:value="8.14679931318552" calcext:value-type="float">
            <text:p>8.1467993132</text:p>
          </table:table-cell>
          <table:table-cell table:formula="of:=[.F25]*[.D25]" office:value-type="float" office:value="529723.865612006" calcext:value-type="float">
            <text:p>529723.865612006</text:p>
          </table:table-cell>
          <table:table-cell table:formula="of:=[.G25] / [.B11]" office:value-type="float" office:value="0.611019345558421" calcext:value-type="float">
            <text:p>0.611019345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1+[.B12]*[.$J$19]" office:value-type="float" office:value="199105.585276749" calcext:value-type="float">
            <text:p>199105.585276749</text:p>
          </table:table-cell>
          <table:table-cell table:formula="of:=1+[.B12]*[.$J$22]" office:value-type="float" office:value="398210.170553498" calcext:value-type="float">
            <text:p>398210.170553498</text:p>
          </table:table-cell>
          <table:table-cell table:formula="of:=[.B26] + (([.C26]-[.B26]) / 2)" office:value-type="float" office:value="298657.877915123" calcext:value-type="float">
            <text:p>298657.877915123</text:p>
          </table:table-cell>
          <table:table-cell table:formula="of:=[.B12]/[.D26]" office:value-type="float" office:value="13.3332886891625" calcext:value-type="float">
            <text:p>13.3332886892</text:p>
          </table:table-cell>
          <table:table-cell table:formula="of:=1+LN([.B40])" office:value-type="float" office:value="8.94391857082946" calcext:value-type="float">
            <text:p>8.9439185708</text:p>
          </table:table-cell>
          <table:table-cell table:formula="of:=[.F26]*[.D26]" office:value-type="float" office:value="2671171.74060959" calcext:value-type="float">
            <text:p>2671171.74060959</text:p>
          </table:table-cell>
          <table:table-cell table:formula="of:=[.G26] / [.B12]" office:value-type="float" office:value="0.670796138847517" calcext:value-type="float">
            <text:p>0.670796138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1+[.B13]*[.$J$19]" office:value-type="float" office:value="914712.103854654" calcext:value-type="float">
            <text:p>914712.103854654</text:p>
          </table:table-cell>
          <table:table-cell table:formula="of:=1+[.B13]*[.$J$22]" office:value-type="float" office:value="1829423.20770931" calcext:value-type="float">
            <text:p>1829423.20770931</text:p>
          </table:table-cell>
          <table:table-cell table:formula="of:=[.B27] + (([.C27]-[.B27]) / 2)" office:value-type="float" office:value="1372067.65578198" calcext:value-type="float">
            <text:p>1372067.65578198</text:p>
          </table:table-cell>
          <table:table-cell table:formula="of:=[.B13]/[.D27]" office:value-type="float" office:value="13.3333236156395" calcext:value-type="float">
            <text:p>13.3333236156</text:p>
          </table:table-cell>
          <table:table-cell table:formula="of:=1+LN([.B41])" office:value-type="float" office:value="9.74103782847339" calcext:value-type="float">
            <text:p>9.7410378285</text:p>
          </table:table-cell>
          <table:table-cell table:formula="of:=[.F27]*[.D27]" office:value-type="float" office:value="13365362.9381971" calcext:value-type="float">
            <text:p>13365362.9381971</text:p>
          </table:table-cell>
          <table:table-cell table:formula="of:=[.G27] / [.B13]" office:value-type="float" office:value="0.730578369600771" calcext:value-type="float">
            <text:p>0.730578369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+[.B14]*[.$J$19]" office:value-type="float" office:value="2231856.88838578" calcext:value-type="float">
            <text:p>2231856.88838578</text:p>
          </table:table-cell>
          <table:table-cell table:formula="of:=1+[.B14]*[.$J$22]" office:value-type="float" office:value="4463712.77677156" calcext:value-type="float">
            <text:p>4463712.77677156</text:p>
          </table:table-cell>
          <table:table-cell table:formula="of:=[.B28] + (([.C28]-[.B28]) / 2)" office:value-type="float" office:value="3347784.83257867" calcext:value-type="float">
            <text:p>3347784.83257867</text:p>
          </table:table-cell>
          <table:table-cell table:formula="of:=[.B14]/[.D28]" office:value-type="float" office:value="13.3333293506003" calcext:value-type="float">
            <text:p>13.3333293506</text:p>
          </table:table-cell>
          <table:table-cell table:formula="of:=1+LN([.B42])" office:value-type="float" office:value="10.2073227027978" calcext:value-type="float">
            <text:p>10.2073227028</text:p>
          </table:table-cell>
          <table:table-cell table:formula="of:=[.F28]*[.D28]" office:value-type="float" office:value="34171920.1256623" calcext:value-type="float">
            <text:p>34171920.1256623</text:p>
          </table:table-cell>
          <table:table-cell table:formula="of:=[.G28] / [.B14]" office:value-type="float" office:value="0.765549431383261" calcext:value-type="float">
            <text:p>0.7655494314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rPerItem</text:p>
          </table:table-cell>
          <table:table-cell office:value-type="string" calcext:value-type="string">
            <text:p>StrPerLeve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A31];[.$K$19])" office:value-type="float" office:value="1" calcext:value-type="float">
            <text:p>1</text:p>
          </table:table-cell>
          <table:table-cell table:formula="of:=POWER([.A31];[.$K$19])" office:value-type="float" office:value="1" calcext:value-type="float">
            <text:p>1</text:p>
          </table:table-cell>
          <table:table-cell table:formula="of:=POWER([.A31];[.$K$19])" office:value-type="float" office:value="1" calcext:value-type="float">
            <text:p>1</text:p>
          </table:table-cell>
          <table:table-cell table:formula="of:=1+[.B31]/12" office:value-type="float" office:value="1.08333333333333" calcext:value-type="float">
            <text:p>1.0833333333</text:p>
          </table:table-cell>
          <table:table-cell table:formula="of:=1+[.B31]/14" office:value-type="float" office:value="1.07142857142857" calcext:value-type="float">
            <text:p>1.07142857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A32];[.$K$19])" office:value-type="float" office:value="6.36525057773212" calcext:value-type="float">
            <text:p>6.3652505777</text:p>
          </table:table-cell>
          <table:table-cell table:formula="of:=POWER([.A32];[.$K$19])" office:value-type="float" office:value="6.36525057773212" calcext:value-type="float">
            <text:p>6.3652505777</text:p>
          </table:table-cell>
          <table:table-cell table:formula="of:=POWER([.A32];[.$K$19])" office:value-type="float" office:value="6.36525057773212" calcext:value-type="float">
            <text:p>6.3652505777</text:p>
          </table:table-cell>
          <table:table-cell table:formula="of:=1+[.B32]/12" office:value-type="float" office:value="1.53043754814434" calcext:value-type="float">
            <text:p>1.5304375481</text:p>
          </table:table-cell>
          <table:table-cell table:formula="of:=1+[.B32]/14" office:value-type="float" office:value="1.45466075555229" calcext:value-type="float">
            <text:p>1.45466075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A33];[.$K$19])" office:value-type="float" office:value="14.1253754462275" calcext:value-type="float">
            <text:p>14.1253754462</text:p>
          </table:table-cell>
          <table:table-cell table:formula="of:=POWER([.A33];[.$K$19])" office:value-type="float" office:value="14.1253754462275" calcext:value-type="float">
            <text:p>14.1253754462</text:p>
          </table:table-cell>
          <table:table-cell table:formula="of:=POWER([.A33];[.$K$19])" office:value-type="float" office:value="14.1253754462275" calcext:value-type="float">
            <text:p>14.1253754462</text:p>
          </table:table-cell>
          <table:table-cell table:formula="of:=1+[.B33]/12" office:value-type="float" office:value="2.17711462051896" calcext:value-type="float">
            <text:p>2.1771146205</text:p>
          </table:table-cell>
          <table:table-cell table:formula="of:=1+[.B33]/14" office:value-type="float" office:value="2.00895538901625" calcext:value-type="float">
            <text:p>2.00895538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A34];[.$K$19])" office:value-type="float" office:value="31.3461707532616" calcext:value-type="float">
            <text:p>31.3461707533</text:p>
          </table:table-cell>
          <table:table-cell table:formula="of:=POWER([.A34];[.$K$19])" office:value-type="float" office:value="31.3461707532616" calcext:value-type="float">
            <text:p>31.3461707533</text:p>
          </table:table-cell>
          <table:table-cell table:formula="of:=POWER([.A34];[.$K$19])" office:value-type="float" office:value="31.3461707532616" calcext:value-type="float">
            <text:p>31.3461707533</text:p>
          </table:table-cell>
          <table:table-cell table:formula="of:=1+[.B34]/12" office:value-type="float" office:value="3.61218089610513" calcext:value-type="float">
            <text:p>3.6121808961</text:p>
          </table:table-cell>
          <table:table-cell table:formula="of:=1+[.B34]/14" office:value-type="float" office:value="3.23901219666154" calcext:value-type="float">
            <text:p>3.23901219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[.A35];[.$K$19])" office:value-type="float" office:value="89.9115542197829" calcext:value-type="float">
            <text:p>89.9115542198</text:p>
          </table:table-cell>
          <table:table-cell table:formula="of:=POWER([.A35];[.$K$19])" office:value-type="float" office:value="89.9115542197829" calcext:value-type="float">
            <text:p>89.9115542198</text:p>
          </table:table-cell>
          <table:table-cell table:formula="of:=POWER([.A35];[.$K$19])" office:value-type="float" office:value="89.9115542197829" calcext:value-type="float">
            <text:p>89.9115542198</text:p>
          </table:table-cell>
          <table:table-cell table:formula="of:=1+[.B35]/12" office:value-type="float" office:value="8.49262951831524" calcext:value-type="float">
            <text:p>8.4926295183</text:p>
          </table:table-cell>
          <table:table-cell table:formula="of:=1+[.B35]/14" office:value-type="float" office:value="7.42225387284164" calcext:value-type="float">
            <text:p>7.42225387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POWER([.A36];[.$K$19])" office:value-type="float" office:value="199.526231496888" calcext:value-type="float">
            <text:p>199.5262314969</text:p>
          </table:table-cell>
          <table:table-cell table:formula="of:=POWER([.A36];[.$K$19])" office:value-type="float" office:value="199.526231496888" calcext:value-type="float">
            <text:p>199.5262314969</text:p>
          </table:table-cell>
          <table:table-cell table:formula="of:=POWER([.A36];[.$K$19])" office:value-type="float" office:value="199.526231496888" calcext:value-type="float">
            <text:p>199.5262314969</text:p>
          </table:table-cell>
          <table:table-cell table:formula="of:=1+[.B36]/12" office:value-type="float" office:value="17.627185958074" calcext:value-type="float">
            <text:p>17.6271859581</text:p>
          </table:table-cell>
          <table:table-cell table:formula="of:=1+[.B36]/14" office:value-type="float" office:value="15.2518736783491" calcext:value-type="float">
            <text:p>15.251873678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POWER([.A37];[.$K$19])" office:value-type="float" office:value="442.776430691377" calcext:value-type="float">
            <text:p>442.7764306914</text:p>
          </table:table-cell>
          <table:table-cell table:formula="of:=POWER([.A37];[.$K$19])" office:value-type="float" office:value="442.776430691377" calcext:value-type="float">
            <text:p>442.7764306914</text:p>
          </table:table-cell>
          <table:table-cell table:formula="of:=POWER([.A37];[.$K$19])" office:value-type="float" office:value="442.776430691377" calcext:value-type="float">
            <text:p>442.7764306914</text:p>
          </table:table-cell>
          <table:table-cell table:formula="of:=1+[.B37]/12" office:value-type="float" office:value="37.8980358909481" calcext:value-type="float">
            <text:p>37.8980358909</text:p>
          </table:table-cell>
          <table:table-cell table:formula="of:=1+[.B37]/14" office:value-type="float" office:value="32.6268879065269" calcext:value-type="float">
            <text:p>32.626887906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POWER([.A38];[.$K$19])" office:value-type="float" office:value="705.812658363692" calcext:value-type="float">
            <text:p>705.8126583637</text:p>
          </table:table-cell>
          <table:table-cell table:formula="of:=POWER([.A38];[.$K$19])" office:value-type="float" office:value="705.812658363692" calcext:value-type="float">
            <text:p>705.8126583637</text:p>
          </table:table-cell>
          <table:table-cell table:formula="of:=POWER([.A38];[.$K$19])" office:value-type="float" office:value="705.812658363692" calcext:value-type="float">
            <text:p>705.8126583637</text:p>
          </table:table-cell>
          <table:table-cell table:formula="of:=1+[.B38]/12" office:value-type="float" office:value="59.8177215303077" calcext:value-type="float">
            <text:p>59.8177215303</text:p>
          </table:table-cell>
          <table:table-cell table:formula="of:=1+[.B38]/14" office:value-type="float" office:value="51.4151898831208" calcext:value-type="float">
            <text:p>51.4151898831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POWER([.A39];[.$K$19])" office:value-type="float" office:value="1270.03446030828" calcext:value-type="float">
            <text:p>1270.0344603083</text:p>
          </table:table-cell>
          <table:table-cell table:formula="of:=POWER([.A39];[.$K$19])" office:value-type="float" office:value="1270.03446030828" calcext:value-type="float">
            <text:p>1270.0344603083</text:p>
          </table:table-cell>
          <table:table-cell table:formula="of:=POWER([.A39];[.$K$19])" office:value-type="float" office:value="1270.03446030828" calcext:value-type="float">
            <text:p>1270.0344603083</text:p>
          </table:table-cell>
          <table:table-cell table:formula="of:=1+[.B39]/12" office:value-type="float" office:value="106.83620502569" calcext:value-type="float">
            <text:p>106.8362050257</text:p>
          </table:table-cell>
          <table:table-cell table:formula="of:=1+[.B39]/14" office:value-type="float" office:value="91.716747164877" calcext:value-type="float">
            <text:p>91.7167471649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POWER([.A40];[.$K$19])" office:value-type="float" office:value="2818.38293126445" calcext:value-type="float">
            <text:p>2818.3829312645</text:p>
          </table:table-cell>
          <table:table-cell table:formula="of:=POWER([.A40];[.$K$19])" office:value-type="float" office:value="2818.38293126445" calcext:value-type="float">
            <text:p>2818.3829312645</text:p>
          </table:table-cell>
          <table:table-cell table:formula="of:=POWER([.A40];[.$K$19])" office:value-type="float" office:value="2818.38293126445" calcext:value-type="float">
            <text:p>2818.3829312645</text:p>
          </table:table-cell>
          <table:table-cell table:formula="of:=1+[.B40]/12" office:value-type="float" office:value="235.865244272038" calcext:value-type="float">
            <text:p>235.865244272</text:p>
          </table:table-cell>
          <table:table-cell table:formula="of:=1+[.B40]/14" office:value-type="float" office:value="202.313066518889" calcext:value-type="float">
            <text:p>202.3130665189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POWER([.A41];[.$K$19])" office:value-type="float" office:value="6254.38332225625" calcext:value-type="float">
            <text:p>6254.3833222563</text:p>
          </table:table-cell>
          <table:table-cell table:formula="of:=POWER([.A41];[.$K$19])" office:value-type="float" office:value="6254.38332225625" calcext:value-type="float">
            <text:p>6254.3833222563</text:p>
          </table:table-cell>
          <table:table-cell table:formula="of:=POWER([.A41];[.$K$19])" office:value-type="float" office:value="6254.38332225625" calcext:value-type="float">
            <text:p>6254.3833222563</text:p>
          </table:table-cell>
          <table:table-cell table:formula="of:=1+[.B41]/12" office:value-type="float" office:value="522.198610188021" calcext:value-type="float">
            <text:p>522.198610188</text:p>
          </table:table-cell>
          <table:table-cell table:formula="of:=1+[.B41]/14" office:value-type="float" office:value="447.741665875446" calcext:value-type="float">
            <text:p>447.7416658754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POWER([.A42];[.$K$19])" office:value-type="float" office:value="9969.86879408708" calcext:value-type="float">
            <text:p>9969.8687940871</text:p>
          </table:table-cell>
          <table:table-cell table:formula="of:=POWER([.A42];[.$K$19])" office:value-type="float" office:value="9969.86879408708" calcext:value-type="float">
            <text:p>9969.8687940871</text:p>
          </table:table-cell>
          <table:table-cell table:formula="of:=POWER([.A42];[.$K$19])" office:value-type="float" office:value="9969.86879408708" calcext:value-type="float">
            <text:p>9969.8687940871</text:p>
          </table:table-cell>
          <table:table-cell table:formula="of:=1+[.B42]/12" office:value-type="float" office:value="831.822399507257" calcext:value-type="float">
            <text:p>831.8223995073</text:p>
          </table:table-cell>
          <table:table-cell table:formula="of:=1+[.B42]/14" office:value-type="float" office:value="713.133485291934" calcext:value-type="float">
            <text:p>713.13348529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5:47:44.969000000</meta:creation-date>
    <dc:date>2015-05-31T17:02:43.259000000</dc:date>
    <meta:editing-duration>PT41M22S</meta:editing-duration>
    <meta:editing-cycles>8</meta:editing-cycles>
    <meta:generator>LibreOffice/4.4.1.2$Windows_x86 LibreOffice_project/45e2de17089c24a1fa810c8f975a7171ba4cd432</meta:generator>
    <meta:document-statistic meta:table-count="1" meta:cell-count="2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column-mapping="0 1" chart:style-name="ch1">
        <chart:legend chart:legend-position="end" svg:x="13.038cm" svg:y="3.955cm" style:legend-expansion="high" chart:style-name="ch2"/>
        <chart:plot-area chart:style-name="ch3" table:cell-range-address="Sheet1.A2:Sheet1.C14" chart:data-source-has-labels="both" svg:x="0.319cm" svg:y="0.18cm" svg:width="12.4cm" svg:height="8.646cm">
          <chartooo:coordinate-region svg:x="2.052cm" svg:y="0.379cm" svg:width="10.295cm" svg:height="7.8cm"/>
          <chart:axis chart:dimension="x" chart:name="primary-x" chart:style-name="ch4" chartooo:axis-type="auto">
            <chartooo:date-scale/>
            <chart:categories table:cell-range-address="Sheet1.A3:Sheet1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4" chart:label-cell-address="Sheet1.B2:Sheet1.B2" chart:class="chart:line">
            <chart:data-point chart:repeated="12"/>
          </chart:series>
          <chart:series chart:style-name="ch7" chart:values-cell-range-address="Sheet1.C3:Sheet1.C14" chart:label-cell-address="Sheet1.C2:Sheet1.C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sterhp</text:p>
                <draw:g>
                  <svg:desc>Sheet1.B2:Sheet1.B2</svg:desc>
                </draw:g>
              </table:table-cell>
              <table:table-cell office:value-type="string">
                <text:p>dm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4</svg:desc>
                </draw:g>
              </table:table-cell>
              <table:table-cell office:value-type="float" office:value="22">
                <text:p>22</text:p>
                <draw:g>
                  <svg:desc>Sheet1.B3:Sheet1.B14</svg:desc>
                </draw:g>
              </table:table-cell>
              <table:table-cell office:value-type="float" office:value="6">
                <text:p>6</text:p>
                <draw:g>
                  <svg:desc>Sheet1.C3:Sheet1.C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9.4932415365304">
                <text:p>59.4932415365304</text:p>
              </table:table-cell>
              <table:table-cell office:value-type="float" office:value="34.3654735772005">
                <text:p>34.36547357720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.489319246111">
                <text:p>188.489319246111</text:p>
              </table:table-cell>
              <table:table-cell office:value-type="float" office:value="130.892541179417">
                <text:p>130.8925411794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8.225681210433">
                <text:p>768.225681210433</text:p>
              </table:table-cell>
              <table:table-cell office:value-type="float" office:value="544.713139069425">
                <text:p>544.713139069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6.81036971639">
                <text:p>5536.81036971639</text:p>
              </table:table-cell>
              <table:table-cell office:value-type="float" office:value="3701.89409157079">
                <text:p>3701.894091570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238.8643150958">
                <text:p>25238.8643150958</text:p>
              </table:table-cell>
              <table:table-cell office:value-type="float" office:value="15853.9319246111">
                <text:p>15853.93192461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5635.992472577">
                <text:p>115635.992472577</text:p>
              </table:table-cell>
              <table:table-cell office:value-type="float" office:value="67950.8585853699">
                <text:p>67950.858585369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1942.118007871">
                <text:p>281942.118007871</text:p>
              </table:table-cell>
              <table:table-cell office:value-type="float" office:value="159209.241842698">
                <text:p>159209.2418426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66951.053943934">
                <text:p>866951.053943934</text:p>
              </table:table-cell>
              <table:table-cell office:value-type="float" office:value="465416.391659018">
                <text:p>465416.3916590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982091.70553498">
                <text:p>3982091.70553498</text:p>
              </table:table-cell>
              <table:table-cell office:value-type="float" office:value="1995267.31496888">
                <text:p>1995267.3149688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8294222.0770931">
                <text:p>18294222.0770931</text:p>
              </table:table-cell>
              <table:table-cell office:value-type="float" office:value="8553881.79992951">
                <text:p>8553881.799929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637117.7677155">
                <text:p>44637117.7677155</text:p>
              </table:table-cell>
              <table:table-cell office:value-type="float" office:value="20042631.5721197">
                <text:p>20042631.5721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